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240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db3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9a8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f1f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3b2e013a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0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14" style:family="text">
      <style:text-properties style:font-name="標楷體1"/>
    </style:style>
    <style:style style:name="T115" style:family="text">
      <style:text-properties style:font-name="標楷體1" style:font-name-asian="標楷體1"/>
    </style:style>
    <style:style style:name="T116" style:family="text">
      <style:text-properties style:font-name="標楷體1" officeooo:rsid="0a6d63ec" style:font-name-asian="標楷體1"/>
    </style:style>
    <style:style style:name="T117" style:family="text">
      <style:text-properties style:font-name="標楷體1" style:text-underline-style="solid" style:text-underline-width="auto" style:text-underline-color="font-color"/>
    </style:style>
    <style:style style:name="T118" style:family="text">
      <style:text-properties style:font-name="標楷體1" style:text-underline-style="solid" style:text-underline-width="auto" style:text-underline-color="font-color" officeooo:rsid="2a54d6c6"/>
    </style:style>
    <style:style style:name="T119" style:family="text">
      <style:text-properties style:font-name="標楷體1" style:text-underline-style="solid" style:text-underline-width="auto" style:text-underline-color="font-color" officeooo:rsid="2ab2d7e2"/>
    </style:style>
    <style:style style:name="T120" style:family="text">
      <style:text-properties style:font-name="標楷體1" officeooo:rsid="3449857d"/>
    </style:style>
    <style:style style:name="T121" style:family="text">
      <style:text-properties style:font-name="標楷體1" officeooo:rsid="2968fd3e"/>
    </style:style>
    <style:style style:name="T122" style:family="text">
      <style:text-properties style:font-name="標楷體1" officeooo:rsid="2a524b7f"/>
    </style:style>
    <style:style style:name="T123" style:family="text">
      <style:text-properties style:font-name="標楷體1" style:text-underline-style="none" style:font-name-asian="標楷體1"/>
    </style:style>
    <style:style style:name="T124" style:family="text">
      <style:text-properties style:font-name="標楷體1" officeooo:rsid="2a6ee61b"/>
    </style:style>
    <style:style style:name="T125" style:family="text">
      <style:text-properties officeooo:rsid="3449857d"/>
    </style:style>
    <style:style style:name="T126" style:family="text">
      <style:text-properties style:font-name="Liberation Serif" officeooo:rsid="0a6d63ec" style:font-name-asian="標楷體1"/>
    </style:style>
    <style:style style:name="T127" style:family="text">
      <style:text-properties officeooo:rsid="0a6d63ec"/>
    </style:style>
    <style:style style:name="T128" style:family="text">
      <style:text-properties officeooo:rsid="2f7a955a"/>
    </style:style>
    <style:style style:name="T129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30" style:family="text">
      <style:text-properties style:font-name-asian="標楷體1"/>
    </style:style>
    <style:style style:name="T131" style:family="text">
      <style:text-properties style:font-name="標楷體1"/>
    </style:style>
    <style:style style:name="T132" style:family="text">
      <style:text-properties style:font-name="標楷體1" style:font-name-asian="標楷體1"/>
    </style:style>
    <style:style style:name="T133" style:family="text">
      <style:text-properties style:font-name="標楷體1" officeooo:rsid="2b3965a6"/>
    </style:style>
    <style:style style:name="T134" style:family="text">
      <style:text-properties officeooo:rsid="362b5268"/>
    </style:style>
    <style:style style:name="T135" style:family="text">
      <style:text-properties officeooo:rsid="2b361ad9"/>
    </style:style>
    <style:style style:name="T136" style:family="text">
      <style:text-properties officeooo:rsid="2b3965a6"/>
    </style:style>
    <style:style style:name="T137" style:family="text">
      <style:text-properties officeooo:rsid="2b5ebb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91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93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91">學門</text:span>，。</text:p>
            </text:list-item>
          </text:list>
        </text:list-item>
        <text:list-item>
          <text:p text:style-name="P5">大自然<text:span text:style-name="T114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15"> (第1本)</text:span></text:p>
          <text:list>
            <text:list-item>
              <text:p text:style-name="P44"><text:span text:style-name="T1">間諜</text:span>，<text:span text:style-name="T128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102">位</text:span><text:span text:style-name="T57">器</text:span><text:span text:style-name="T55">、電磁波、</text:span><text:span text:style-name="T102">位</text:span><text:span text:style-name="T103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15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7"><text:span text:style-name="T1">紅移、紫移</text:span>，超音速、音爆、後移現象、尺度、宗態譜、<text:span text:style-name="T55">時間 越紅移、時間 越慢</text:span>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90">速度</text:span>，位移、時間。</text:p>
            </text:list-item>
            <text:list-item>
              <text:p text:style-name="P65"><text:span text:style-name="T95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4"><text:span text:style-name="T117">&lt;?</text:span><text:span text:style-name="T118">a&gt;</text:span><text:span text:style-name="T6">個體</text:span>，<text:span text:style-name="T70">個體流層級、第</text:span><text:span text:style-name="T105">a</text:span><text:span text:style-name="T111">層</text:span><text:span text:style-name="T85">級個體流、位移、速度、加速度、水流、資料流</text:span>。</text:p>
            </text:list-item>
            <text:list-item>
              <text:p text:style-name="P61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3"><text:span text:style-name="T96">型態層級</text:span>，<text:span text:style-name="T73">第</text:span><text:span text:style-name="T104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117"> (第</text:span><text:span text:style-name="T119">2</text:span><text:span text:style-name="T117">本)</text:span></text:p>
          <text:list>
            <text:list-item>
              <text:p text:style-name="P70"><text:span text:style-name="T97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3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12">語言、VB、組合語言、機械碼、C</text:span><text:span text:style-name="T84">語言</text:span>。</text:p>
            </text:list-item>
            <text:list-item>
              <text:p text:style-name="P71"><text:span text:style-name="T98">最短距離</text:span>，。</text:p>
            </text:list-item>
            <text:list-item>
              <text:p text:style-name="P72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  <text:list-item>
              <text:p text:style-name="P82"><text:span text:style-name="T1">波、粒子</text:span>，時間流逝、空間移動、宏觀尺度、古典尺度、微觀尺度、<text:span text:style-name="T77">變化 基於、根基是 存在</text:span>、氫原子、水波、光、電子、鬆散、緊密、撞球、黏性、黏著力、強力、弱力<text:span text:style-name="T115">、LED燈、</text:span>淺紅光、中紅光、深紅光、黑體、黑洞、無中生有、螢幕、影片、畫面、像素方塊、顏色、幾何、紅色沙子、藍色沙子、紫色沙子。</text:p>
            </text:list-item>
            <text:list-item>
              <text:p text:style-name="P87"><text:span text:style-name="T101">宏觀世界、古典世界、</text:span><text:bookmark-start text:name="微觀世界、古典世界、宏觀世界"/><text:span text:style-name="T101">微觀世界</text:span><text:bookmark-end text:name="微觀世界、古典世界、宏觀世界"/>，<text:span text:style-name="T77">宏觀尺度的世界、古典尺度的世界、微觀尺度的世界、俄羅斯娃娃、宗疊、無人</text:span><text:span text:style-name="T87">潛水艇、</text:span><text:span text:style-name="T86">亮光型</text:span><text:span text:style-name="T106">UFO、樂高城堡、土星環、</text:span><text:span text:style-name="T77">神、造物主、創世神、建造者、設計者、製造者、</text:span><text:span text:style-name="T52">尺度 越小</text:span><text:span text:style-name="T77">，時間、</text:span><text:span text:style-name="T53">變化 越快</text:span>。</text:p>
            </text:list-item>
            <text:list-item>
              <text:p text:style-name="P83"><text:span text:style-name="T98">時間、空間</text:span>，波、粒子、遙視、下游、其他<text:span text:style-name="T114">&lt;?</text:span><text:span text:style-name="T133">3&gt;</text:span><text:span text:style-name="T136">個體、密度、折射、紫移</text:span>。</text:p>
            </text:list-item>
            <text:list-item>
              <text:p text:style-name="P83"><text:span text:style-name="T1">宗速</text:span>，。</text:p>
            </text:list-item>
          </text:list>
        </text:list-item>
        <text:list-item>
          <text:p text:style-name="P8"><text:span text:style-name="T115">宇宙胞 (第1本</text:span><text:span text:style-name="T114">)</text:span></text:p>
          <text:list>
            <text:list-item>
              <text:p text:style-name="P78"><text:span text:style-name="T90">熱寂、冷寂</text:span>，。</text:p>
            </text:list-item>
          </text:list>
        </text:list-item>
        <text:list-item>
          <text:p text:style-name="P7">物質世界學<text:span text:style-name="T115"> (第1本)</text:span></text:p>
          <text:list>
            <text:list-item>
              <text:p text:style-name="P60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49"><text:span text:style-name="T92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0"><text:span text:style-name="T92">冷次定律</text:span>，摩擦光、摩擦力。</text:p>
            </text:list-item>
            <text:list-item>
              <text:p text:style-name="P68"><text:span text:style-name="T92">光譜線</text:span>，。</text:p>
            </text:list-item>
            <text:list-item>
              <text:p text:style-name="P76"><text:span text:style-name="T92">宗態譜</text:span>，紫移、<text:span text:style-name="T55">宗速運動頻率、波態譜、粒子態譜、尺度</text:span>。</text:p>
            </text:list-item>
            <text:list-item>
              <text:p text:style-name="P75"><text:span text:style-name="T92">黑洞</text:span>，宗態譜、紫移。</text:p>
            </text:list-item>
            <text:list-item>
              <text:p text:style-name="P81"><text:span text:style-name="T1">暗能量、暗物質</text:span>，<text:span text:style-name="T56">宗態譜、粒子態譜、</text:span><text:span text:style-name="T55">定律、形體、物理定律、化學反應</text:span>。</text:p>
            </text:list-item>
            <text:list-item>
              <text:p text:style-name="P84"><text:bookmark-start text:name="弱力、強力"/><text:span text:style-name="T92">強力</text:span><text:bookmark-end text:name="弱力、強力"/><text:span text:style-name="T92">、弱力、引力、電磁力</text:span>，黏性、黏著力、彈射力、<text:span text:style-name="T55">膠子、</text:span><text:span text:style-name="T113">波色</text:span><text:span text:style-name="T55">子、光子、引力子</text:span>。</text:p>
            </text:list-item>
            <text:list-item>
              <text:p text:style-name="P85"><text:span text:style-name="T92">質量</text:span>，上下震動速度、圓周運動速度、、宗速、切線速度、投影速度、弦波運動、螺旋線運動、紫移。</text:p>
            </text:list-item>
            <text:list-item>
              <text:p text:style-name="P88"><text:span text:style-name="T92">橫波、縱波、螺旋波</text:span>，繩波、彈簧波。</text:p>
            </text:list-item>
          </text:list>
        </text:list-item>
        <text:list-item>
          <text:p text:style-name="P89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14">社會 (第</text:span><text:span text:style-name="T122">2</text:span><text:span text:style-name="T114">本)</text:span></text:p>
          <text:list>
            <text:list-item>
              <text:p text:style-name="P33"><text:span text:style-name="T89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7">公民<text:span text:style-name="T7">，</text:span><text:span text:style-name="T50">數量型認定、社會型認定、全體型認定、賦予權力、能夠賦予權力的個體群、奴隸主、雇主、從眾行為、讓權威負責任、</text:span><text:span text:style-name="T47">米爾格倫電擊實驗、奴隸制、家畜制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107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14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14"> (第</text:span><text:span text:style-name="T124">2</text:span><text:span text:style-name="T114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1">無限迴圈、無限循環、</text:span><text:span text:style-name="T108">飛機</text:span><text:span text:style-name="T109">的飛行路徑、</text:span><text:span text:style-name="T110">蘋果、水果、</text:span><text:span text:style-name="T41">筆劃、字母、</text:span><text:span text:style-name="T47">現象、本質</text:span><text:span text:style-name="T7">。</text:span></text:p>
            </text:list-item>
          </text:list>
        </text:list-item>
        <text:list-item>
          <text:p text:style-name="P25"><text:span text:style-name="T126">時空</text:span><text:span text:style-name="T116">旅行 (第1本)</text:span></text:p>
          <text:list>
            <text:list-item>
              <text:p text:style-name="P51"><text:span text:style-name="T3">時空旅行的 悖論</text:span><text:span text:style-name="T127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23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15"> (第1本)</text:span></text:p>
          <text:list>
            <text:list-item>
              <text:p text:style-name="P86"><text:span text:style-name="T100">數學</text:span>，。</text:p>
            </text:list-item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3"><text:span text:style-name="T91">第</text:span><text:span text:style-name="T11">a</text:span><text:span text:style-name="T91">層級</text:span><text:span text:style-name="T94">座標系</text:span>，<text:span text:style-name="T68">座標系</text:span><text:span text:style-name="T69">層級、符號層級</text:span>。</text:p>
            </text:list-item>
            <text:list-item>
              <text:p text:style-name="P79"><text:span text:style-name="T99">圓形</text:span>，。</text:p>
            </text:list-item>
          </text:list>
        </text:list-item>
        <text:list-item>
          <text:p text:style-name="P29">歷史<text:span text:style-name="T115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25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6"><text:span text:style-name="T2">科舉</text:span><text:span text:style-name="T125">，</text:span>。</text:p>
            </text:list-item>
          </text:list>
        </text:list-item>
        <text:list-item>
          <text:p text:style-name="P4"><text:span text:style-name="T115">歷史人物 （第1本</text:span><text:span text:style-name="T130">）</text:span></text:p>
          <text:list>
            <text:list-item>
              <text:p text:style-name="P56"><text:span text:style-name="T117">商鞅</text:span><text:span text:style-name="T114">，法家、</text:span><text:span text:style-name="T120">商君書</text:span><text:span text:style-name="T114">。</text:span></text:p>
            </text:list-item>
            <text:list-item>
              <text:p text:style-name="P56"><text:span text:style-name="T117">蘇格拉底</text:span><text:span text:style-name="T114">，愛因斯坦、</text:span><text:span text:style-name="T125">思想實驗</text:span><text:span text:style-name="T114">。</text:span></text:p>
            </text:list-item>
            <text:list-item>
              <text:p text:style-name="P57"><text:span text:style-name="T2">柏拉圖</text:span><text:span text:style-name="T114">，。</text:span></text:p>
            </text:list-item>
            <text:list-item>
              <text:p text:style-name="P67"><text:span text:style-name="T5">亞里斯多德</text:span><text:span text:style-name="T114">，快樂、</text:span><text:span text:style-name="T128">賦予意義、認定有意義、認定有價值、無知、有知、未知、已知、現象 → 本質</text:span>、<text:span text:style-name="T134">函數名稱 → 函數曲線、函數方程式、字詞 → 定義、視覺、眼睛、視網膜、視神經、大腦</text:span><text:span text:style-name="T114">。</text:span></text:p>
            </text:list-item>
            <text:list-item>
              <text:p text:style-name="P57"><text:span text:style-name="T117">尼采</text:span><text:span text:style-name="T114">，。</text:span></text:p>
            </text:list-item>
            <text:list-item>
              <text:p text:style-name="P80"><text:span text:style-name="T5">斯賓諾沙</text:span><text:span text:style-name="T114">，。</text:span></text:p>
            </text:list-item>
          </text:list>
        </text:list-item>
        <text:list-item>
          <text:p text:style-name="P30"><text:span text:style-name="T114">靈魂世界學 （第</text:span><text:span text:style-name="T121">1本</text:span><text:span text:style-name="T114">）</text:span></text:p>
          <text:list>
            <text:list-item>
              <text:p text:style-name="P58"><text:span text:style-name="T90">受到 靈魂層個體、超能力個體 影響 有機率出現的 現象</text:span><text:span text:style-name="T114">，</text:span><text:span text:style-name="T17">Y</text:span><text:span text:style-name="T18">ouTube、手機、機械手錶</text:span><text:span text:style-name="T129">、函數</text:span><text:span text:style-name="T18">、發條</text:span><text:span text:style-name="T114">。</text:span></text:p>
            </text:list-item>
            <text:list-item>
              <text:p text:style-name="P59"><text:span text:style-name="T117">靈魂世界學</text:span><text:span text:style-name="T114">，</text:span><text:span text:style-name="T53">記錄、好奇、探索、思考、質疑、驗證、傳承</text:span><text:span text:style-name="T54">、</text:span><text:span text:style-name="T16">物質世界</text:span><text:span text:style-name="T54">學</text:span><text:span text:style-name="T11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6:53:26.812000000</dc:date>
    <meta:editing-duration>P217DT21H11M1S</meta:editing-duration>
    <meta:editing-cycles>10271</meta:editing-cycles>
    <meta:document-statistic meta:table-count="0" meta:image-count="0" meta:object-count="0" meta:page-count="1" meta:paragraph-count="101" meta:word-count="3615" meta:character-count="3835" meta:non-whitespace-character-count="3777"/>
  </office:meta>
</office:document-meta>
</file>